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>
      <style:paragraph-properties fo:margin-top="0in" fo:margin-bottom="0.139in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in" fo:margin-bottom="0.139in" loext:contextual-spacing="false" fo:line-height="100%" fo:text-align="justify" style:justify-single-word="false"/>
      <style:text-properties fo:color="#252525" fo:background-color="#ffffff"/>
    </style:style>
    <style:style style:name="T1" style:family="text">
      <style:text-properties fo:color="#252525" fo:background-color="#ffffff"/>
    </style:style>
    <style:style style:name="T2" style:family="text">
      <style:text-properties fo:color="#1155cc" style:text-underline-style="solid" style:text-underline-width="auto" style:text-underline-color="font-color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cny Taniec (The Midnight Dance)</text:p>
      <text:p text:style-name="P1">Autor: CartoonNerd12</text:p>
      <text:p text:style-name="P1">Tłumacz: Lyokoheros</text:p>
      <text:p text:style-name="P1">[romans][comedy][alternate universe][random]</text:p>
      <text:p text:style-name="P1"/>
      <text:p text:style-name="P3">Czasami jest tak, że uważam jakiś fanfik za kiepski, a jednocześnie znakomicie się przy nim bawię. Taki właśnie jest “Nocny Taniec”, który czytałam w tłumaczeniu Lyokoherosa. Zerknęłam również do oryginału, żeby móc go porównać z przekładem. No i tu zaczynają się schody <text:span text:style-name="T1">– to opowiadanie zostało kiepsko napisane, lecz dobrze przetłumaczone.</text:span></text:p>
      <text:p text:style-name="P3"><text:span text:style-name="T1">No dobrze, ale czemu właściwie ktoś wpadł na pomysł, by przetłumaczyć kiepski anglojęzyczny fanfik, co w nim takiego jest? Otóż wyobraźcie sobie alternatywną historię, w której Mane Six to córki królowej Celestii i króla Sombry. I teraz skrzyżujcie to z disneyowską bajką o księżniczce, która poznaje swojego “księcia z baśni”. Taki jest właśnie “Nocny Taniec”. Alternatywna historia i romansidło, które nawiązuje oraz ponyfikuje różne produkcje, głównie filmy Disneya. Łącznie z piosenkami. Bez wątpienia jest to ciekawe i ma swój urok.</text:span></text:p>
      <text:p text:style-name="P3"><text:span text:style-name="T1">Bez wątpienia opowiadaniu udało się zachować baśniowość i disneyowskość, łącznie z piosenkami, które mnie osobiście drażniły, ponieważ w ogóle nie lubię ich w fanfikach oraz książkach. Dzięki przyjętej konwencji łatwo jest czasami zawiesić niewiarę i uznać, że coś dzieje się tak, a nie inaczej, ponieważ to kolejna bajka o księżniczkach. Niestety, ale tu czasami zdarzały się rzeczy, które wybijały mnie z rytmu, a konkretnie pewne słowa, które brzmiały zbyt współcześnie. Tłumaczenie byłoby lepsze, gdyby Lyokoheros zdecydował się miejscami na lekkie odejście od oryginału i pewną stylizację tekstu. Bo ciężko się czyta księżniczkowe opko, kiedy pojawiają się takie słowa jak “chłopacy”.</text:span></text:p>
      <text:p text:style-name="P3"><text:span text:style-name="T1">Ogółem w oryginale było więcej rzeczy, które raziły. No i tłumacz choćby stanął na rzęsach, to nic by z tym nie zrobił. Choćby zabawy gumowym kurczakiem czy piknik podczas misji ratunkowej. To jest niestety wina autorki, która była mocno niedoświadczona, kiedy to pisała. Jednak z tego, co mi wiadomo, to powstało więcej fików z serii, do której należy “Nocny Taniec” i ponoć są lepsze, przynajmniej pod względem językowym.</text:span></text:p>
      <text:p text:style-name="P3"><text:span text:style-name="T1">Niestety, ale nie tylko warsztat kuleje. Fabuła “Nocnego Tańca” z rozdziału na rozdział stawała się coraz bardziej idiotyczna. Rozumiem, że była wzorowana na filmach z księżniczkami Disneya i wiele scen to było niemal dosłownie kopiuj-wklej, ale mimo wszystko dało się to zrobić lepiej, dużo lepiej. Nie chcę tu spoilerować, więc powiem tylko, że pomimo tych wszystkich głupot bawiłam się nieźle, a szukanie nawiązań było bardzo fajne.</text:span></text:p>
      <text:p text:style-name="P4"/>
      <text:p text:style-name="P3"><text:span text:style-name="T1">Obrazki:</text:span></text:p>
      <text:p text:style-name="P3"><text:a xlink:type="simple" xlink:href="https://chaosqueen2.deviantart.com/art/The-Midnight-Dance-cover-art-582826172" text:style-name="Internet_20_link" text:visited-style-name="Visited_20_Internet_20_Link"><text:span text:style-name="T2">https://chaosqueen2.deviantart.com/art/The-Midnight-Dance-cover-art-582826172</text:span></text:a></text:p>
      <text:p text:style-name="P3"><text:span text:style-name="T1">https://chaosqueen2.deviantart.com/art/Bride-of-Discord-Pt4-13-42962938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378" meta:character-count="2698" meta:non-whitespace-character-count="2331"/>
    <meta:generator>LibreOfficeDev/5.1.0.3$Linux_X86_64 LibreOffice_project/</meta:generator>
  </office:meta>
</office:document-meta>
</file>